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7d8f" officeooo:paragraph-rsid="00057d8f"/>
    </style:style>
    <style:style style:name="P2" style:family="paragraph" style:parent-style-name="Standard">
      <style:paragraph-properties fo:text-align="end" style:justify-single-word="false"/>
      <style:text-properties officeooo:rsid="00057d8f" officeooo:paragraph-rsid="00057d8f"/>
    </style:style>
    <style:style style:name="P3" style:family="paragraph" style:parent-style-name="Standard">
      <style:paragraph-properties fo:text-align="start" style:justify-single-word="false"/>
      <style:text-properties officeooo:rsid="00057d8f" officeooo:paragraph-rsid="00057d8f"/>
    </style:style>
    <style:style style:name="P4" style:family="paragraph" style:parent-style-name="Standard">
      <style:paragraph-properties fo:text-align="justify" style:justify-single-word="false"/>
      <style:text-properties officeooo:rsid="00057d8f" officeooo:paragraph-rsid="00057d8f"/>
    </style:style>
    <style:style style:name="P5" style:family="paragraph" style:parent-style-name="Standard">
      <style:paragraph-properties fo:text-align="justify" style:justify-single-word="false"/>
      <style:text-properties officeooo:rsid="0006b088" officeooo:paragraph-rsid="0006b088"/>
    </style:style>
    <style:style style:name="P6" style:family="paragraph" style:parent-style-name="Standard">
      <style:paragraph-properties fo:text-align="end" style:justify-single-word="false"/>
      <style:text-properties officeooo:rsid="0006b088" officeooo:paragraph-rsid="0006b088"/>
    </style:style>
    <style:style style:name="T1" style:family="text">
      <style:text-properties officeooo:rsid="0006a0aa"/>
    </style:style>
    <style:style style:name="T2" style:family="text">
      <style:text-properties officeooo:rsid="0006b088"/>
    </style:style>
    <style:style style:name="T3" style:family="text">
      <style:text-properties officeooo:rsid="000887f4"/>
    </style:style>
    <style:style style:name="T4" style:family="text">
      <style:text-properties officeooo:rsid="000a6e48"/>
    </style:style>
    <style:style style:name="T5" style:family="text">
      <style:text-properties officeooo:rsid="001799a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HAMPS Geoffrey</text:p>
      <text:p text:style-name="P1">77 rue de wazemmes</text:p>
      <text:p text:style-name="P1">59000</text:p>
      <text:p text:style-name="P2">MatMut</text:p>
      <text:p text:style-name="P2">66 rue de Sotteville 76100 ROUEN</text:p>
      <text:p text:style-name="P2">A Lille avenue Paul Langevin, le 7/11/2017</text:p>
      <text:p text:style-name="P2"/>
      <text:p text:style-name="P3"><text:tab/><text:span text:style-name="T3">Objet : demande de sponsoring à but humanitaire</text:span></text:p>
      <text:p text:style-name="P3"/>
      <text:p text:style-name="P3"><text:tab/>Madame, Monsieur le Directeur</text:p>
      <text:p text:style-name="P3"/>
      <text:p text:style-name="P4"><text:tab/>Je m’appelle Geoffrey Deschamps, je suis actuellement en <text:span text:style-name="T1">deuxième année de </text:span>DUT informatique <text:span text:style-name="T1">à l’IUT A de Lille 1</text:span>. Je représente l’association 4meleon qui participera au 4L <text:span text:style-name="T1">T</text:span>rophy <text:span text:style-name="T5">qui se déroule du 15 février 2018 au 30 février 2018 au Maroc. Notre projet a pour but de promouvoir l’altruisme, l’entraide mais aussi l’autonomie. En effet nous partons par nos propres moyens jusqu’au Maroc. De plus nous avons acheté une 4L avec nos propres fonds et nous redonnons une deuxième vie à cette dernière. Effectivement nous passons tous nos samedis après midi, à réparer cette 4L d’époque. Nous affûtons ainsi nos capacités mécaniques. Tout ceci est dans le but d’aider activement les personnes ayant des difficultés, en leur apportant du matériel scolaire, des vivres et tout ce qui pourrait leur être utile. Nous montrons aussi la détermination d’aider des gens dans le besoin qui ont eu moins de chance dans la vie que nous.</text:span></text:p>
      <text:p text:style-name="P4"/>
      <text:p text:style-name="P4"><text:tab/><text:span text:style-name="T1">Comme vous pouvez le constater cela a un certain prix. Comme nous sommes tous étudiants dans cette association, notre capital de départ n’est que modeste. Nous sommes donc à la recherche de sponsors qui pourraient nous aider soit financièrement ( l’inscription étant à 3000 euros, une participation à 20 % serait la bienvenue) soit sous la forme de biens matériels (pièces de Renault 4L c’est à dire carrosserie, moteurs, roues …). Si je m’adresse à vous ce n’est pas un hasard. Je sais que votre société travaille dans les assurances, une aide de votre part assurera un avenir meilleur pour de nombreuses personnes.</text:span></text:p>
      <text:p text:style-name="P4"/>
      <text:p text:style-name="P4"><text:tab/><text:span text:style-name="T1">Vous pourrait nous aider à avancer plus vite et plus efficacement. Si vous acceptez ce partenariat, il est naturel que votre logo sera présent sur tous les supports de communication que nous allons mettre en place. De plus il sera également présent sur notre 4L, ce qui vous fera de la publicité dans toute la France, étant donné que nous partons de Dunkerque avec notre 4L, mais aussi dans le nord de l’Afrique puisque nous allons au Maroc. Si vous voyez d’autres moyens que nous pouvons mettre en place pour vous remercier n’hésitez pas à me contacter. Vous nous apporterez ainsi la possibilité de réaliser notre projet et nous vous permettons d’avoir accès à une pub internationale mais également de participer indirectement avec nous dans cette démarche d’aventure humanitaire. Laissez moi exprimer nos remerciements car en acceptant ce partenariat vous aiderez de nombreuses personnes démunies.</text:span></text:p>
      <text:p text:style-name="P4"/>
      <text:p text:style-name="P4"><text:tab/><text:span text:style-name="T2">Nous serons à votre entière disposition pour présenter notre projet ou pour toutes questions que vous serez susceptible de nous poser, mon mail est </text:span><text:a xlink:type="simple" xlink:href="mailto:geoffreydeschamps@hotmail.fr" text:style-name="Internet_20_link" text:visited-style-name="Visited_20_Internet_20_Link"><text:span text:style-name="T2">geoffreydeschamps@hotmail.fr</text:span></text:a><text:span text:style-name="T2"> et mon numéros est le 0642872504. </text:span></text:p>
      <text:p text:style-name="P4"/>
      <text:p text:style-name="P5"><text:tab/>Dans l’espoir que vous serez attentif à notre demande, je vous prie de recevoir, Madame, Monsieur, mes <text:span text:style-name="T4">sincères</text:span> <text:span text:style-name="T4">salutations</text:span>. </text:p>
      <text:p text:style-name="P5"/>
      <text:p text:style-name="P5"/>
      <text:p text:style-name="P6"><text:tab/><text:tab/></text:p>
      <text:p text:style-name="P6">DESCHAMPS Geoffr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0:30:12.440560938</meta:creation-date>
    <dc:date>2017-11-28T13:12:30.520677500</dc:date>
    <meta:editing-duration>PT40M7S</meta:editing-duration>
    <meta:editing-cycles>12</meta:editing-cycles>
    <meta:generator>LibreOffice/4.3.3.2$Linux_X86_64 LibreOffice_project/430m0$Build-2</meta:generator>
    <meta:document-statistic meta:table-count="0" meta:image-count="0" meta:object-count="0" meta:page-count="1" meta:paragraph-count="15" meta:word-count="486" meta:character-count="2995" meta:non-whitespace-character-count="2512"/>
  </office:meta>
</office:document-meta>
</file>